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d0624" officeooo:paragraph-rsid="001d0624"/>
    </style:style>
    <style:style style:name="P2" style:family="paragraph" style:parent-style-name="Standard">
      <style:text-properties officeooo:rsid="00189747" officeooo:paragraph-rsid="00189747"/>
    </style:style>
    <style:style style:name="P3" style:family="paragraph" style:parent-style-name="Text_20_body">
      <style:text-properties officeooo:paragraph-rsid="001d0624"/>
    </style:style>
    <style:style style:name="P4" style:family="paragraph" style:parent-style-name="Text_20_body">
      <style:text-properties officeooo:rsid="001e0974" officeooo:paragraph-rsid="001e0974"/>
    </style:style>
    <style:style style:name="P5" style:family="paragraph" style:parent-style-name="Text_20_body">
      <style:text-properties officeooo:rsid="0023269e" officeooo:paragraph-rsid="0023269e"/>
    </style:style>
    <style:style style:name="P6" style:family="paragraph" style:parent-style-name="Text_20_body">
      <style:text-properties officeooo:rsid="00264949" officeooo:paragraph-rsid="00264949"/>
    </style:style>
    <style:style style:name="P7" style:family="paragraph" style:parent-style-name="Text_20_body">
      <style:text-properties officeooo:rsid="0027c722" officeooo:paragraph-rsid="0027c722"/>
    </style:style>
    <style:style style:name="P8" style:family="paragraph" style:parent-style-name="Text_20_body">
      <style:text-properties officeooo:rsid="002bc36b" officeooo:paragraph-rsid="002bc36b"/>
    </style:style>
    <style:style style:name="P9" style:family="paragraph" style:parent-style-name="Text_20_body">
      <style:text-properties officeooo:rsid="002c36d6" officeooo:paragraph-rsid="002c36d6"/>
    </style:style>
    <style:style style:name="P10" style:family="paragraph" style:parent-style-name="Text_20_body">
      <style:text-properties officeooo:rsid="002e32f0" officeooo:paragraph-rsid="002e32f0"/>
    </style:style>
    <style:style style:name="P11" style:family="paragraph" style:parent-style-name="Text_20_body">
      <style:text-properties officeooo:rsid="00311116" officeooo:paragraph-rsid="00311116"/>
    </style:style>
    <style:style style:name="P12" style:family="paragraph" style:parent-style-name="Heading_20_2">
      <style:text-properties officeooo:rsid="001d0624" officeooo:paragraph-rsid="001d0624"/>
    </style:style>
    <style:style style:name="P13" style:family="paragraph" style:parent-style-name="Heading_20_3">
      <style:text-properties officeooo:rsid="003a20c9" officeooo:paragraph-rsid="003a20c9"/>
    </style:style>
    <style:style style:name="P14" style:family="paragraph" style:parent-style-name="Standard" style:list-style-name="L1">
      <style:text-properties officeooo:rsid="00189747" officeooo:paragraph-rsid="00189747"/>
    </style:style>
    <style:style style:name="P15" style:family="paragraph" style:parent-style-name="Standard" style:list-style-name="L2">
      <style:text-properties officeooo:rsid="00189747" officeooo:paragraph-rsid="00189747"/>
    </style:style>
    <style:style style:name="P16" style:family="paragraph" style:parent-style-name="Standard">
      <style:text-properties officeooo:rsid="00350fc0" officeooo:paragraph-rsid="00350fc0"/>
    </style:style>
    <style:style style:name="P17" style:family="paragraph" style:parent-style-name="Standard" style:list-style-name="L9">
      <style:text-properties officeooo:rsid="00350fc0" officeooo:paragraph-rsid="00350fc0"/>
    </style:style>
    <style:style style:name="P18" style:family="paragraph" style:parent-style-name="Standard" style:list-style-name="L9">
      <style:text-properties officeooo:paragraph-rsid="00350fc0"/>
    </style:style>
    <style:style style:name="P19" style:family="paragraph" style:parent-style-name="Standard">
      <style:text-properties officeooo:rsid="0037dc91" officeooo:paragraph-rsid="0037dc91"/>
    </style:style>
    <style:style style:name="P20" style:family="paragraph" style:parent-style-name="Standard" style:list-style-name="L10">
      <style:text-properties officeooo:rsid="0037dc91" officeooo:paragraph-rsid="0037dc91"/>
    </style:style>
    <style:style style:name="P21" style:family="paragraph" style:parent-style-name="Standard">
      <style:text-properties officeooo:rsid="003d7fb6" officeooo:paragraph-rsid="003d7fb6"/>
    </style:style>
    <style:style style:name="P22" style:family="paragraph" style:parent-style-name="Standard" style:list-style-name="L13">
      <style:text-properties officeooo:rsid="003d7fb6" officeooo:paragraph-rsid="003d7fb6"/>
    </style:style>
    <style:style style:name="P23" style:family="paragraph" style:parent-style-name="Standard">
      <style:text-properties officeooo:rsid="003f3c98" officeooo:paragraph-rsid="003f3c98"/>
    </style:style>
    <style:style style:name="P24" style:family="paragraph" style:parent-style-name="Standard">
      <style:text-properties officeooo:rsid="0040e120" officeooo:paragraph-rsid="0040e120"/>
    </style:style>
    <style:style style:name="P25" style:family="paragraph" style:parent-style-name="Standard" style:list-style-name="L14">
      <style:text-properties officeooo:rsid="0040e120" officeooo:paragraph-rsid="0040e120"/>
    </style:style>
    <style:style style:name="P26" style:family="paragraph" style:parent-style-name="Text_20_body" style:list-style-name="L3">
      <style:text-properties officeooo:rsid="001e0974" officeooo:paragraph-rsid="001e0974"/>
    </style:style>
    <style:style style:name="P27" style:family="paragraph" style:parent-style-name="Text_20_body" style:list-style-name="L4">
      <style:text-properties officeooo:rsid="001e0974" officeooo:paragraph-rsid="001e0974"/>
    </style:style>
    <style:style style:name="P28" style:family="paragraph" style:parent-style-name="Text_20_body" style:list-style-name="L4">
      <style:text-properties officeooo:rsid="001f41c4" officeooo:paragraph-rsid="001f41c4"/>
    </style:style>
    <style:style style:name="P29" style:family="paragraph" style:parent-style-name="Text_20_body" style:list-style-name="L4">
      <style:text-properties officeooo:rsid="001f046d" officeooo:paragraph-rsid="001f046d"/>
    </style:style>
    <style:style style:name="P30" style:family="paragraph" style:parent-style-name="Text_20_body" style:list-style-name="L4">
      <style:text-properties officeooo:rsid="00216c06" officeooo:paragraph-rsid="00216c06"/>
    </style:style>
    <style:style style:name="P31" style:family="paragraph" style:parent-style-name="Text_20_body" style:list-style-name="L5">
      <style:text-properties officeooo:rsid="0023269e" officeooo:paragraph-rsid="0023269e"/>
    </style:style>
    <style:style style:name="P32" style:family="paragraph" style:parent-style-name="Text_20_body" style:list-style-name="L6">
      <style:text-properties officeooo:rsid="0027c722" officeooo:paragraph-rsid="0027c722"/>
    </style:style>
    <style:style style:name="P33" style:family="paragraph" style:parent-style-name="Text_20_body" style:list-style-name="L7">
      <style:text-properties officeooo:rsid="0028a60d" officeooo:paragraph-rsid="0028a60d"/>
    </style:style>
    <style:style style:name="P34" style:family="paragraph" style:parent-style-name="Text_20_body" style:list-style-name="L7">
      <style:text-properties officeooo:rsid="002bc36b" officeooo:paragraph-rsid="002bc36b"/>
    </style:style>
    <style:style style:name="P35" style:family="paragraph" style:parent-style-name="Text_20_body" style:list-style-name="L8">
      <style:text-properties officeooo:rsid="002f789e" officeooo:paragraph-rsid="002f789e"/>
    </style:style>
    <style:style style:name="P36" style:family="paragraph" style:parent-style-name="Text_20_body">
      <style:text-properties officeooo:rsid="002f789e" officeooo:paragraph-rsid="002f789e"/>
    </style:style>
    <style:style style:name="P37" style:family="paragraph" style:parent-style-name="Text_20_body" style:list-style-name="L11">
      <style:text-properties officeooo:rsid="0038e0cf" officeooo:paragraph-rsid="0038e0cf"/>
    </style:style>
    <style:style style:name="P38" style:family="paragraph" style:parent-style-name="Text_20_body" style:list-style-name="L11">
      <style:text-properties fo:font-style="normal" officeooo:rsid="0038e0cf" officeooo:paragraph-rsid="0038e0cf" style:font-style-asian="normal" style:font-style-complex="normal"/>
    </style:style>
    <style:style style:name="P39" style:family="paragraph" style:parent-style-name="Text_20_body" style:list-style-name="L11">
      <style:text-properties fo:font-style="normal" officeooo:rsid="003a20c9" officeooo:paragraph-rsid="003a20c9" style:font-style-asian="normal" style:font-style-complex="normal"/>
    </style:style>
    <style:style style:name="P40" style:family="paragraph" style:parent-style-name="Text_20_body">
      <style:text-properties fo:font-style="normal" officeooo:rsid="003a20c9" officeooo:paragraph-rsid="003a20c9" style:font-style-asian="normal" style:font-style-complex="normal"/>
    </style:style>
    <style:style style:name="P41" style:family="paragraph" style:parent-style-name="Text_20_body">
      <style:text-properties officeooo:rsid="003a20c9" officeooo:paragraph-rsid="003a20c9"/>
    </style:style>
    <style:style style:name="P42" style:family="paragraph" style:parent-style-name="Text_20_body" style:list-style-name="L12">
      <style:text-properties officeooo:rsid="003a20c9" officeooo:paragraph-rsid="003a20c9"/>
    </style:style>
    <style:style style:name="P43" style:family="paragraph" style:parent-style-name="Text_20_body">
      <style:text-properties officeooo:rsid="003bbde1" officeooo:paragraph-rsid="003bbde1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4bdff"/>
    </style:style>
    <style:style style:name="T5" style:family="text">
      <style:text-properties officeooo:rsid="002a797d"/>
    </style:style>
    <style:style style:name="T6" style:family="text">
      <style:text-properties officeooo:rsid="002e32f0"/>
    </style:style>
    <style:style style:name="T7" style:family="text">
      <style:text-properties officeooo:rsid="002edb5f"/>
    </style:style>
    <style:style style:name="T8" style:family="text">
      <style:text-properties officeooo:rsid="00350fc0"/>
    </style:style>
    <style:style style:name="T9" style:family="text">
      <style:text-properties officeooo:rsid="003693e9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hared Memory Programming with Pthreads</text:p>
      <text:p text:style-name="P2"/>
      <text:p text:style-name="P2">process – an instance of a running (or suspended) program</text:p>
      <text:p text:style-name="P2">threads – analogous to a “lightweight” process.</text:p>
      <text:p text:style-name="P2"/>
      <text:p text:style-name="P2">In a shared memory program, a single process may have multiple threads of control.</text:p>
      <text:list xml:id="list3245701811" text:style-name="L1">
        <text:list-item>
          <text:p text:style-name="P14">See Firefox and how each extension is often made as its own thread</text:p>
        </text:list-item>
      </text:list>
      <text:p text:style-name="P2"/>
      <text:p text:style-name="P2">POSIX threads</text:p>
      <text:list xml:id="list2298764319" text:style-name="L2">
        <text:list-item>
          <text:p text:style-name="P15">also known as Pthreads</text:p>
        </text:list-item>
        <text:list-item>
          <text:p text:style-name="P15">a standard for Unix-like operating systems. </text:p>
        </text:list-item>
        <text:list-item>
          <text:p text:style-name="P15">A library that can be linked with C programs. </text:p>
        </text:list-item>
        <text:list-item>
          <text:p text:style-name="P15">Specifies an API for multi-threaded programming. </text:p>
        </text:list-item>
      </text:list>
      <text:p text:style-name="P2"/>
      <text:p text:style-name="P2">API – application programming interface</text:p>
      <text:p text:style-name="P16"/>
      <text:p text:style-name="P16"/>
      <text:p text:style-name="P16">(9/15/21)</text:p>
      <text:p text:style-name="P16"/>
      <text:p text:style-name="P21">Race condition – when 2 threads are trying to modify the same variable</text:p>
      <text:list xml:id="list2544608513" text:style-name="L13">
        <text:list-item>
          <text:p text:style-name="P22">ways to fix this </text:p>
          <text:list>
            <text:list-item>
              <text:p text:style-name="P22">Locks</text:p>
            </text:list-item>
            <text:list-item>
              <text:p text:style-name="P22">Busy-waiting</text:p>
            </text:list-item>
          </text:list>
        </text:list-item>
      </text:list>
      <text:p text:style-name="P21"/>
      <text:p text:style-name="P23">in the slides, “my_rank” is the id of the thread (0..n)</text:p>
      <text:p text:style-name="P24"/>
      <text:p text:style-name="P24">also in the context of the slides:</text:p>
      <text:list xml:id="list3848797022" text:style-name="L14">
        <text:list-item>
          <text:p text:style-name="P25">each thread is round-robin, one after the other; </text:p>
          <text:list>
            <text:list-item>
              <text:p text:style-name="P25">while (flag != my_rank); - while flag isn’t equal to thread’s id, endlessly loop on this statement</text:p>
            </text:list-item>
            <text:list-item>
              <text:p text:style-name="P25">sum += my_sum; <text:s/>- add the thread sum to the global sum</text:p>
            </text:list-item>
            <text:list-item>
              <text:p text:style-name="P25">flag = (flag +1) % thread_count; <text:s/>- set flag to the next thread id, so that one can stop looping</text:p>
            </text:list-item>
          </text:list>
        </text:list-item>
      </text:list>
      <text:p text:style-name="P23"/>
      <text:h text:style-name="Heading_20_3" text:outline-level="3">Starting the threads</text:h>
      <text:list xml:id="list3387030513" text:style-name="L9">
        <text:list-item>
          <text:p text:style-name="P18"><text:span text:style-name="T8">in Pthreads, the threads are started by the program executable. </text:span></text:p>
        </text:list-item>
        <text:list-item>
          <text:p text:style-name="P17">Processes in MPI are usually started by a script</text:p>
        </text:list-item>
        <text:list-item>
          <text:p text:style-name="P17">You should have threads have a balanced <text:span text:style-name="T9">workload</text:span></text:p>
        </text:list-item>
      </text:list>
      <text:p text:style-name="P16"/>
      <text:p text:style-name="P19">You will be using pthread_create to make pthread objects and instantiate them with functions</text:p>
      <text:list xml:id="list582246123" text:style-name="L10">
        <text:list-item>
          <text:p text:style-name="P20">The function has to return a void pointer</text:p>
          <text:list>
            <text:list-item>
              <text:p text:style-name="P20">can you just cast any return value to void* before you return it?</text:p>
            </text:list-item>
          </text:list>
        </text:list-item>
      </text:list>
      <text:p text:style-name="P19"/>
      <text:h text:style-name="Heading_20_3" text:outline-level="3">pthread_t objects</text:h>
      <text:list xml:id="list1502453673" text:style-name="L11">
        <text:list-item>
          <text:p text:style-name="P37">Opaque</text:p>
          <text:list>
            <text:list-item>
              <text:p text:style-name="P37">we don’t actually know for sure what’s in it, and we don’t actually <text:span text:style-name="T2">need</text:span><text:span text:style-name="T10"> to know</text:span></text:p>
              <text:list>
                <text:list-item>
                  <text:p text:style-name="P37"><text:soft-page-break/><text:span text:style-name="T10">it’s system-specific</text:span></text:p>
                </text:list-item>
                <text:list-item>
                  <text:p text:style-name="P38">we can’t directly access what’s in it anyway</text:p>
                </text:list-item>
                <text:list-item>
                  <text:p text:style-name="P38">though it’s guaranteed according to the Pthread standard that this object stores enough information to uniquely identify the thread with which it’s associated</text:p>
                </text:list-item>
              </text:list>
            </text:list-item>
          </text:list>
        </text:list-item>
        <text:list-item>
          <text:p text:style-name="P38">Function started by pthread_create</text:p>
          <text:list>
            <text:list-item>
              <text:p text:style-name="P38">Prototype: void* thread_function (void* args_p)</text:p>
            </text:list-item>
            <text:list-item>
              <text:p text:style-name="P38">Void* can be cast to any pointer type in C; probably why the prototype is supposed to be void*</text:p>
              <text:list>
                <text:list-item>
                  <text:p text:style-name="P38">probably avoids a lot of work making a bunch of different types</text:p>
                </text:list-item>
              </text:list>
            </text:list-item>
            <text:list-item>
              <text:p text:style-name="P38">args_p can point to a list containing one or more values needed by thread_function</text:p>
            </text:list-item>
            <text:list-item>
              <text:p text:style-name="P38">the return value of thread_function can also point to a list of one or more values</text:p>
              <text:list>
                <text:list-item>
                  <text:p text:style-name="P39">or it can just not return anything at all; remember global variables</text:p>
                </text:list-item>
              </text:list>
            </text:list-item>
          </text:list>
        </text:list-item>
        <text:list-item>
          <text:p text:style-name="P39">Stopping the threads</text:p>
          <text:list>
            <text:list-item>
              <text:p text:style-name="P39">pthread_join should be called once for each thread</text:p>
              <text:list>
                <text:list-item>
                  <text:p text:style-name="P39">will wait for the thread associated with the pthread_t object to complete</text:p>
                </text:list-item>
              </text:list>
            </text:list-item>
          </text:list>
        </text:list-item>
      </text:list>
      <text:p text:style-name="P40"/>
      <text:h text:style-name="P13" text:outline-level="3">Examples that pthread can be used for</text:h>
      <text:list xml:id="list299437152" text:style-name="L12">
        <text:list-item>
          <text:p text:style-name="P42">Matrix-vector multiplication</text:p>
        </text:list-item>
        <text:list-item>
          <text:p text:style-name="P42">summations</text:p>
        </text:list-item>
      </text:list>
      <text:p text:style-name="P41"/>
      <text:p text:style-name="P2"/>
      <text:h text:style-name="P12" text:outline-level="2">After Class Notes</text:h>
      <text:p text:style-name="P1">Slides: 03.pdf, 04.pdf</text:p>
      <text:p text:style-name="P1"/>
      <text:h text:style-name="Heading_20_3" text:outline-level="3">Multi-threading </text:h>
      <text:list xml:id="list2888749640" text:style-name="L3">
        <text:list-item>
          <text:p text:style-name="P26">provides a means to continue doing useful work when the currently executing task has stalled </text:p>
          <text:list>
            <text:list-item>
              <text:p text:style-name="P26">for example, when a task is waiting for long memory latency</text:p>
            </text:list-item>
          </text:list>
        </text:list-item>
        <text:list-item>
          <text:p text:style-name="P26">it’s lighter weight than multitasking, because context switching is more costly than thread switching </text:p>
          <text:list>
            <text:list-item>
              <text:p text:style-name="P26">except in some instance?????</text:p>
            </text:list-item>
          </text:list>
        </text:list-item>
        <text:list-item>
          <text:p text:style-name="P26"><text:soft-page-break/>Two kinds</text:p>
          <text:list>
            <text:list-item>
              <text:p text:style-name="P26">Software-based (POSIX threads)</text:p>
              <text:list>
                <text:list-item>
                  <text:p text:style-name="P26">hardware still traps on long-latency processes</text:p>
                </text:list-item>
                <text:list-item>
                  <text:p text:style-name="P26">Software handles thread context swithc</text:p>
                </text:list-item>
                <text:list-item>
                  <text:p text:style-name="P26">issues with overhead and “multi-level” control</text:p>
                </text:list-item>
              </text:list>
            </text:list-item>
            <text:list-item>
              <text:p text:style-name="P26">Hardware-based</text:p>
              <text:list>
                <text:list-item>
                  <text:p text:style-name="P26">User defines threads (or kernel)</text:p>
                </text:list-item>
                <text:list-item>
                  <text:p text:style-name="P26">Hardware “helps” in context switch</text:p>
                </text:list-item>
                <text:list-item>
                  <text:p text:style-name="P26">Ex: IBM Power5, Pentium-4</text:p>
                </text:list-item>
              </text:list>
            </text:list-item>
          </text:list>
        </text:list-item>
      </text:list>
      <text:p text:style-name="P4"/>
      <text:p text:style-name="P4"/>
      <text:h text:style-name="Heading_20_3" text:outline-level="3">Types of Hardware multithreading</text:h>
      <text:list xml:id="list2608416499" text:style-name="L4">
        <text:list-item>
          <text:p text:style-name="P27">Fine-grained – processor switches between threads after each instruction, skipping stalled threads.</text:p>
          <text:list>
            <text:list-item>
              <text:p text:style-name="P28">In fine-grained, the processor switches threads after every instruction (of any thread) it issues. </text:p>
            </text:list-item>
            <text:list-item>
              <text:p text:style-name="P27">Pros: potential to avoid wasted machine time due to stalls. </text:p>
            </text:list-item>
            <text:list-item>
              <text:p text:style-name="P27">Cons: threads ready to execute long sequences of instructions may have wait times between each instruction because of the switch</text:p>
            </text:list-item>
          </text:list>
        </text:list-item>
        <text:list-item>
          <text:p text:style-name="P27">Coarse-grained – processor only switches threads that are stalled waiting for a time-consuming operation to complete</text:p>
          <text:list>
            <text:list-item>
              <text:p text:style-name="P29">In coarse-grained, the processor will keep issuing instructions until the current thread hits a stall, of which <text:span text:style-name="T1">then</text:span> the switch occurs. </text:p>
              <text:list>
                <text:list-item>
                  <text:p text:style-name="P30">In coarse-grained, a cycle is lost between each switch. </text:p>
                </text:list-item>
              </text:list>
            </text:list-item>
            <text:list-item>
              <text:p text:style-name="P27">Pros: switching threads doesn’t need to be nearly instantaneous</text:p>
            </text:list-item>
            <text:list-item>
              <text:p text:style-name="P27">Cons: processor can be idled on shorter stalls, and thread switching will also cause delays</text:p>
            </text:list-item>
          </text:list>
        </text:list-item>
        <text:list-item>
          <text:p text:style-name="P27">Simultaneous – a variation of fine-grained, allows multiple threads to make use of the multiple functional units. </text:p>
          <text:p text:style-name="P27"/>
        </text:list-item>
      </text:list>
      <text:h text:style-name="Heading_20_3" text:outline-level="3"><text:soft-page-break/>Cores</text:h>
      <text:list xml:id="list320472399" text:style-name="L5">
        <text:list-item>
          <text:p text:style-name="P31">Hyper-threading works by duplicating the sections of the processor that store the architectural state. </text:p>
          <text:list>
            <text:list-item>
              <text:p text:style-name="P31">This is how a computer can appear to have 2 cores when it only actually has one. An extra processor is being emulated. </text:p>
            </text:list-item>
          </text:list>
        </text:list-item>
      </text:list>
      <text:p text:style-name="P3"/>
      <text:p text:style-name="P5">See <text:a xlink:type="simple" xlink:href="../Class%203%20and%20notes.odt" text:style-name="Internet_20_link" text:visited-style-name="Visited_20_Internet_20_Link">Lecture 3 </text:a><text:a xlink:type="simple" xlink:href="../Class%203%20and%20notes.odt" text:style-name="Internet_20_link" text:visited-style-name="Visited_20_Internet_20_Link"><text:span text:style-name="T4">notes</text:span></text:a></text:p>
      <text:p text:style-name="P5"/>
      <text:p text:style-name="P6">Skipping to Lecture 4 stuff</text:p>
      <text:p text:style-name="P6"/>
      <text:p text:style-name="P7">So the anatomy of a process</text:p>
      <text:list xml:id="list2582537002" text:style-name="L6">
        <text:list-item>
          <text:p text:style-name="P32">A process has the code, data, and files of the program.</text:p>
        </text:list-item>
        <text:list-item>
          <text:p text:style-name="P32">A process has at least one thread, with its own registers and stack. </text:p>
          <text:list>
            <text:list-item>
              <text:p text:style-name="P32">A process can have more than one thread, and that’s a multithreaded process</text:p>
            </text:list-item>
          </text:list>
        </text:list-item>
      </text:list>
      <text:p text:style-name="P7"/>
      <text:h text:style-name="Heading_20_3" text:outline-level="3">Global variables</text:h>
      <text:list xml:id="list1302183485" text:style-name="L7">
        <text:list-item>
          <text:p text:style-name="P33">in the context of threads, they should only be used as shared variables; <text:span text:style-name="T5">something</text:span> that all threads can access. </text:p>
        </text:list-item>
        <text:list-item>
          <text:p text:style-name="P34">They can introduce subtle and confusing bugs otherwise. </text:p>
        </text:list-item>
      </text:list>
      <text:p text:style-name="P8"/>
      <text:p text:style-name="P9">Critical sections – ah, here’s the 1550 s<text:span text:style-name="T6">tuff.</text:span></text:p>
      <text:p text:style-name="P9"/>
      <text:p text:style-name="P10"><text:span text:style-name="T3">Critical sections</text:span> – <text:span text:style-name="T7">parts of code that use resources that all of the threads share. They’re supposed to be protected in a way that avoids threads concurrently accessing or altering those resources. This is where those locks and semaphores are used. </text:span></text:p>
      <text:list xml:id="list203708837" text:style-name="L8">
        <text:list-item>
          <text:p text:style-name="P35">Keep that in mind; when you are using shared resources, always remember to surround that part of your code with some kind of lock to avoid erroneous behavior</text:p>
        </text:list-item>
      </text:list>
      <text:p text:style-name="P36"/>
      <text:p text:style-name="P43">(9/15/21)</text:p>
      <text:p text:style-name="P11">Race condition –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13:56:52.530213932</meta:creation-date>
    <dc:date>2021-09-15T14:21:00.154991685</dc:date>
    <meta:editing-duration>PT1H38M8S</meta:editing-duration>
    <meta:editing-cycles>27</meta:editing-cycles>
    <meta:generator>LibreOffice/7.2.0.4$Linux_X86_64 LibreOffice_project/20$Build-4</meta:generator>
    <meta:document-statistic meta:table-count="0" meta:image-count="0" meta:object-count="0" meta:page-count="4" meta:paragraph-count="93" meta:word-count="899" meta:character-count="5226" meta:non-whitespace-character-count="4452"/>
  </office:meta>
</office:document-meta>
</file>